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Kop1" style:master-page-name="MP0" style:family="paragraph">
      <style:paragraph-properties fo:break-before="page"/>
      <style:text-properties fo:font-weight="bold" style:font-weight-asian="bold" style:font-weight-complex="bold" style:use-window-font-color="true" fo:font-size="48pt" style:font-size-asian="48pt" style:font-size-complex="48pt"/>
    </style:style>
    <style:style style:name="P2" style:parent-style-name="Lijstalinea" style:family="paragraph">
      <style:text-properties fo:font-weight="bold" style:font-weight-asian="bold" style:font-weight-complex="bold"/>
    </style:style>
    <style:style style:name="P3" style:parent-style-name="Lijstalinea" style:family="paragraph">
      <style:text-properties fo:font-weight="bold" style:font-weight-asian="bold" style:font-weight-complex="bold"/>
    </style:style>
    <style:style style:name="P4" style:parent-style-name="Lijstalinea" style:family="paragraph">
      <style:paragraph-properties fo:margin-bottom="0in"/>
    </style:style>
    <style:style style:name="P5" style:parent-style-name="Standaard" style:family="paragraph">
      <style:paragraph-properties fo:margin-bottom="0in" fo:text-indent="0.4916in"/>
    </style:style>
    <style:style style:name="P6" style:parent-style-name="Lijstalinea" style:family="paragraph">
      <style:text-properties fo:font-weight="bold" style:font-weight-asian="bold" style:font-weight-complex="bold"/>
    </style:style>
    <style:style style:name="P7" style:parent-style-name="Lijstalinea" style:family="paragraph">
      <style:text-properties fo:font-weight="bold" style:font-weight-asian="bold" style:font-weight-complex="bold"/>
    </style:style>
    <style:style style:name="P8" style:parent-style-name="Lijstalinea" style:family="paragraph"/>
    <style:style style:name="P9" style:parent-style-name="Lijstalinea" style:family="paragraph"/>
  </office:automatic-styles>
  <office:body>
    <office:text text:use-soft-page-breaks="true">
      <text:h text:style-name="P1" text:outline-level="1">Werk Methode:</text:h>
      <text:p text:style-name="Standaard"/>
      <text:list text:style-name="LFO1" text:continue-numbering="true">
        <text:list-item>
          <text:p text:style-name="P2">Bekijk de code en kijk wat alles een beetje doet</text:p>
        </text:list-item>
      </text:list>
      <text:p text:style-name="Lijstalinea">Het lijkt erop dat dit een soort quiz spel is waarin 3 spelers een dobbel steen gooien en vragen moeten beantwoorden en als ze een vraag goed beantwoorden dan krijgen ze<text:s/>een gold coin.</text:p>
      <text:p text:style-name="Lijstalinea">De eerste Speler met 6 Gold coins wint</text:p>
      <text:p text:style-name="Lijstalinea"/>
      <text:list text:style-name="LFO1" text:continue-numbering="true">
        <text:list-item>
          <text:p text:style-name="P3">Ga opzoek naar wat de problemen zijn en zoek uit waarom dat gebeurt</text:p>
        </text:list-item>
      </text:list>
      <text:p text:style-name="P4">Van wat ik zie op het eerste gezicht word in GameRunner.php de applicatie uitgevoerd maar word de informatie niet op een hele duidelijke manier getoond.</text:p>
      <text:p text:style-name="P5">Verder word er ook niet echt aangetoond wanneer het spel voorbij is.</text:p>
      <text:p text:style-name="Lijstalinea"/>
      <text:list text:style-name="LFO1" text:continue-numbering="true">
        <text:list-item>
          <text:p text:style-name="P6">Ga deze problemen oplossen</text:p>
        </text:list-item>
      </text:list>
      <text:p text:style-name="Lijstalinea">Eerst ga ik er voor zorgen dat alle informatie wat duidelijker getoond word, zodat de persoon die het spel speelt weet wat er gebeurd.</text:p>
      <text:p text:style-name="Lijstalinea">Daarna ga ik er voor zorgen dat de applicatie aangeeft wanneer het spel voorbij is.</text:p>
      <text:p text:style-name="Lijstalinea"/>
      <text:list text:style-name="LFO1" text:continue-numbering="true">
        <text:list-item>
          <text:p text:style-name="P7">Leuke Ideeën die ik wauw toevoegen</text:p>
        </text:list-item>
      </text:list>
      <text:list text:style-name="LFO2" text:continue-numbering="true">
        <text:list-item>
          <text:p text:style-name="P8">Een invul veld zodat de gebruiker zelf de namen van de spelers kan invoeren(Misschien zelfs het aantal max punten waar de spelers naar<text:s/>spelen)</text:p>
        </text:list-item>
        <text:list-item>
          <text:p text:style-name="P9">Verschillende kleuren voor alle spelers om ze makkelijker uit elkaar te halen</text:p>
        </text:list-item>
      </text:list>
      <text:p text:style-name="Lijstalinea"/>
      <text:p text:style-name="Lijstalinea"/>
      <text:p text:style-name="Lijstalinea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eorge Anti</meta:initial-creator>
    <dc:creator>George Anti</dc:creator>
    <meta:creation-date>2021-09-19T16:07:00Z</meta:creation-date>
    <dc:date>2021-09-20T17:03:00Z</dc:date>
    <meta:template xlink:href="Normal.dotm" xlink:type="simple"/>
    <meta:editing-cycles>7</meta:editing-cycles>
    <meta:editing-duration>PT5100S</meta:editing-duration>
    <meta:document-statistic meta:page-count="1" meta:paragraph-count="2" meta:word-count="167" meta:character-count="1085" meta:row-count="7" meta:non-whitespace-character-count="920"/>
  </office:meta>
</office:document-meta>
</file>